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List.isInherited( int prop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List.setWritingM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isValidPropertyName( String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List.getBorderPaddingBackground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TextDecoration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ParentFObj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List.getFromParent( int pro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List.getShorthand( int pro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getInherited( int pro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List.getAccessibility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findSubPropertyName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get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Hyphenation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convertAttributeToProperty( Attributes attributes , String attributeName , String attributeValu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PropertyList.getRelativePosition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ExplicitOrShorthand( int pro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List.addAttributesToList( Attributes attribut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PropertyList.get( int propId , boolean bTryInherit , boolean bTryDefa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handleInvalidProperty( QName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List.getMarginInline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AbsolutePosition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findMaker( int pro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List.findBaseProperty( Attributes attributes , FObj parentFO , int propId , String basePropertyName , PropertyMaker propertyMak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List.getFont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NearestSpecified( int prop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List.getF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findBasePropertyName( String attribut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getAural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List.getWritingMode( int lrtb , int rltb , int tb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List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ParentProper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getMarginBlockP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List.makeProperty( int prop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List.PropertyList( FObj fObjToAttach , PropertyList parent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